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officeooo:paragraph-rsid="001bd192" style:font-size-asian="12pt"/>
    </style:style>
    <style:style style:name="P10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2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1" officeooo:rsid="002a317a" officeooo:paragraph-rsid="002a317a"/>
    </style:style>
    <style:style style:name="P14" style:family="paragraph" style:parent-style-name="Text_20_body">
      <style:text-properties style:text-underline-style="none" officeooo:rsid="001bd192" officeooo:paragraph-rsid="001bd192"/>
    </style:style>
    <style:style style:name="P15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16" style:family="paragraph" style:parent-style-name="Table_20_Contents">
      <style:text-properties style:font-name="DAAAAA+LiberationSerif1"/>
    </style:style>
    <style:style style:name="P17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18" style:family="paragraph" style:parent-style-name="Table_20_Contents">
      <style:text-properties style:font-name="DAAAAA+LiberationSerif1" officeooo:rsid="0038d6bd" officeooo:paragraph-rsid="0038d6bd"/>
    </style:style>
    <style:style style:name="P19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20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21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22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23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24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25" style:family="paragraph" style:parent-style-name="Standard" style:list-style-name="L4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26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2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28" style:family="paragraph" style:parent-style-name="Standard" style:list-style-name="L1">
      <style:text-properties officeooo:rsid="001bd192" officeooo:paragraph-rsid="001bd192"/>
    </style:style>
    <style:style style:name="P29" style:family="paragraph" style:parent-style-name="Standard" style:list-style-name="L1">
      <style:text-properties officeooo:rsid="001bd192" officeooo:paragraph-rsid="002344e5"/>
    </style:style>
    <style:style style:name="P30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31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32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33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34" style:family="paragraph" style:parent-style-name="Standard" style:list-style-name="L4">
      <style:text-properties style:font-name="DAAAAA+LiberationSerif1" officeooo:rsid="0028a3c6" officeooo:paragraph-rsid="0029a192"/>
    </style:style>
    <style:style style:name="P35" style:family="paragraph" style:parent-style-name="Standard" style:list-style-name="L4">
      <style:text-properties style:font-name="DAAAAA+LiberationSerif1" officeooo:rsid="002a317a" officeooo:paragraph-rsid="002a317a"/>
    </style:style>
    <style:style style:name="P36" style:family="paragraph" style:parent-style-name="Standard" style:list-style-name="L4">
      <style:text-properties style:font-name="DAAAAA+LiberationSerif1" officeooo:rsid="002a317a" officeooo:paragraph-rsid="003630c6"/>
    </style:style>
    <style:style style:name="P37" style:family="paragraph" style:parent-style-name="Standard" style:list-style-name="L5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38" style:family="paragraph" style:parent-style-name="Standard" style:list-style-name="L5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39" style:family="paragraph" style:parent-style-name="Standard" style:list-style-name="L5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40" style:family="paragraph" style:parent-style-name="Standard" style:list-style-name="L3">
      <style:text-properties officeooo:paragraph-rsid="00207aa3"/>
    </style:style>
    <style:style style:name="P41" style:family="paragraph" style:parent-style-name="Standard" style:list-style-name="L4">
      <style:text-properties officeooo:paragraph-rsid="00207aa3"/>
    </style:style>
    <style:style style:name="P42" style:family="paragraph" style:parent-style-name="Standard" style:list-style-name="L4">
      <style:text-properties officeooo:paragraph-rsid="0024f7cc"/>
    </style:style>
    <style:style style:name="P43" style:family="paragraph" style:parent-style-name="Standard" style:list-style-name="L4">
      <style:text-properties officeooo:paragraph-rsid="0028a3c6"/>
    </style:style>
    <style:style style:name="P44" style:family="paragraph" style:parent-style-name="Standard">
      <style:text-properties officeooo:paragraph-rsid="00207aa3"/>
    </style:style>
    <style:style style:name="P45" style:family="paragraph" style:parent-style-name="Standard">
      <style:text-properties officeooo:paragraph-rsid="003a1c7f"/>
    </style:style>
    <style:style style:name="P46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47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P48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49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50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51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52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53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54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55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style:text-underline-style="none" style:font-size-asian="12pt"/>
    </style:style>
    <style:style style:name="T10" style:family="text">
      <style:text-properties style:font-name="DAAAAA+LiberationSerif" fo:font-size="12pt" style:text-underline-style="none" officeooo:rsid="001bd192" style:font-size-asian="12pt"/>
    </style:style>
    <style:style style:name="T11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3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4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15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16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17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18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19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0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1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1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2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33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34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35" style:family="text">
      <style:text-properties fo:font-size="12pt" style:text-underline-style="none" style:font-size-asian="12pt"/>
    </style:style>
    <style:style style:name="T36" style:family="text">
      <style:text-properties fo:font-size="12pt" style:text-underline-style="none" officeooo:rsid="001e8077" style:font-size-asian="12pt"/>
    </style:style>
    <style:style style:name="T37" style:family="text">
      <style:text-properties fo:font-size="12pt" style:text-underline-style="none" officeooo:rsid="001bd192" style:font-size-asian="12pt"/>
    </style:style>
    <style:style style:name="T38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style:text-underline-style="solid" style:text-underline-width="auto" style:text-underline-color="font-color" officeooo:rsid="003bcf53"/>
    </style:style>
    <style:style style:name="T41" style:family="text">
      <style:text-properties style:text-line-through-style="solid" style:text-line-through-type="single" style:text-underline-style="none" officeooo:rsid="003bcf53"/>
    </style:style>
    <style:style style:name="T42" style:family="text">
      <style:text-properties style:text-line-through-style="none" style:text-line-through-type="none" style:text-underline-style="none" officeooo:rsid="003bcf53"/>
    </style:style>
    <style:style style:name="T43" style:family="text">
      <style:text-properties style:text-underline-style="solid" style:text-underline-width="auto" style:text-underline-color="font-color" officeooo:rsid="003bcf53"/>
    </style:style>
    <style:style style:name="T44" style:family="text">
      <style:text-properties officeooo:rsid="003c8dd2"/>
    </style:style>
    <style:style style:name="T4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Compilers - Homework 1</text:h>
      <text:h text:style-name="P46" text:outline-level="2">Part 1</text:h>
      <text:p text:style-name="P15"/>
      <text:p text:style-name="P14">Convert the following grammar to support priority between the operators, remove left recursion, etc.</text:p>
      <text:p text:style-name="P14"/>
      <text:p text:style-name="P5">exp → num | exp op exp | (exp)</text:p>
      <text:p text:style-name="P1"><text:span text:style-name="T1">op </text:span><text:span text:style-name="T10">→</text:span><text:span text:style-name="T1"> + | - | * | /</text:span></text:p>
      <text:p text:style-name="P1"><text:span text:style-name="T1">num </text:span><text:span text:style-name="T10">→</text:span><text:span text:style-name="T1"> digit | digit num</text:span></text:p>
      <text:p text:style-name="P2"><text:span text:style-name="T1">digit → </text:span><text:span text:style-name="T31">0</text:span><text:span text:style-name="T14"> | </text:span><text:span text:style-name="T31">1</text:span><text:span text:style-name="T14"> | </text:span><text:span text:style-name="T31">2</text:span><text:span text:style-name="T14"> | </text:span><text:span text:style-name="T31">3</text:span><text:span text:style-name="T14"> | </text:span><text:span text:style-name="T31">4</text:span><text:span text:style-name="T14"> | </text:span><text:span text:style-name="T31">5</text:span><text:span text:style-name="T14"> | </text:span><text:span text:style-name="T31">6</text:span><text:span text:style-name="T14"> | </text:span><text:span text:style-name="T31">7</text:span><text:span text:style-name="T14"> | </text:span><text:span text:style-name="T31">8</text:span><text:span text:style-name="T14"> | </text:span><text:span text:style-name="T31">9</text:span></text:p>
      <text:p text:style-name="P5"/>
      <text:p text:style-name="P3"><text:span text:style-name="T10">First, fix priority of the operators and a</text:span><text:span text:style-name="T1">ssociativity:</text:span></text:p>
      <text:p text:style-name="P9"/>
      <text:list xml:id="list1207512922" text:style-name="L1">
        <text:list-item>
          <text:p text:style-name="P21">exp → exp + term</text:p>
        </text:list-item>
        <text:list-item>
          <text:p text:style-name="P21"><text:s text:c="8"/>| exp – term</text:p>
        </text:list-item>
        <text:list-item>
          <text:p text:style-name="P21"><text:s text:c="8"/>| term</text:p>
        </text:list-item>
        <text:list-item>
          <text:p text:style-name="P28"><text:span text:style-name="T1">term </text:span><text:span text:style-name="T9">→ term * par</text:span></text:p>
        </text:list-item>
        <text:list-item>
          <text:p text:style-name="P22"><text:s text:c="8"/>| term / par</text:p>
        </text:list-item>
        <text:list-item>
          <text:p text:style-name="P22"><text:s text:c="8"/>| par</text:p>
        </text:list-item>
        <text:list-item>
          <text:p text:style-name="P22">par → (exp)</text:p>
        </text:list-item>
        <text:list-item>
          <text:p text:style-name="P22"><text:s text:c="8"/>| num</text:p>
        </text:list-item>
        <text:list-item>
          <text:p text:style-name="P22">num → digit num</text:p>
        </text:list-item>
        <text:list-item>
          <text:p text:style-name="P22"><text:s text:c="8"/>| digit</text:p>
        </text:list-item>
        <text:list-item>
          <text:p text:style-name="P29"><text:span text:style-name="T9">digit → </text:span><text:span text:style-name="T31">0</text:span><text:span text:style-name="T11"> | </text:span><text:span text:style-name="T31">1</text:span><text:span text:style-name="T11"> | </text:span><text:span text:style-name="T31">2</text:span><text:span text:style-name="T11"> | </text:span><text:span text:style-name="T31">3</text:span><text:span text:style-name="T11"> | </text:span><text:span text:style-name="T31">4</text:span><text:span text:style-name="T11"> | </text:span><text:span text:style-name="T31">5</text:span><text:span text:style-name="T11"> | </text:span><text:span text:style-name="T31">6</text:span><text:span text:style-name="T11"> | </text:span><text:span text:style-name="T31">7</text:span><text:span text:style-name="T11"> | </text:span><text:span text:style-name="T31">8</text:span><text:span text:style-name="T11"> | </text:span><text:span text:style-name="T31">9</text:span></text:p>
        </text:list-item>
      </text:list>
      <text:p text:style-name="P5"/>
      <text:p text:style-name="P5"/>
      <text:p text:style-name="P6">Second, remove left recursion:<text:line-break/></text:p>
      <text:list xml:id="list2611445009" text:style-name="L2">
        <text:list-item>
          <text:p text:style-name="P30">exp → term restExp</text:p>
        </text:list-item>
        <text:list-item>
          <text:p text:style-name="P30">restExp → ε</text:p>
        </text:list-item>
        <text:list-item>
          <text:p text:style-name="P30"><text:s text:c="14"/>| + term restExp</text:p>
        </text:list-item>
        <text:list-item>
          <text:p text:style-name="P30"><text:s text:c="14"/>| - term restExp</text:p>
        </text:list-item>
        <text:list-item>
          <text:p text:style-name="P30">term → par restTerm</text:p>
        </text:list-item>
        <text:list-item>
          <text:p text:style-name="P32"><text:span text:style-name="T35">restTerm → </text:span><text:span text:style-name="T36">ε</text:span></text:p>
        </text:list-item>
        <text:list-item>
          <text:p text:style-name="P32"><text:span text:style-name="T36"><text:s text:c="14"/></text:span><text:span text:style-name="T35"><text:s text:c="2"/></text:span><text:span text:style-name="T36">| * par restTerm</text:span></text:p>
        </text:list-item>
        <text:list-item>
          <text:p text:style-name="P31"><text:s text:c="16"/>| / par restTerm</text:p>
        </text:list-item>
        <text:list-item>
          <text:p text:style-name="P32"><text:span text:style-name="T36">par </text:span><text:span text:style-name="T35">→ </text:span><text:span text:style-name="T36">(exp)</text:span></text:p>
        </text:list-item>
        <text:list-item>
          <text:p text:style-name="P31"><text:s text:c="8"/>| num</text:p>
        </text:list-item>
        <text:list-item>
          <text:p text:style-name="P32"><text:span text:style-name="T36">num </text:span><text:span text:style-name="T35">→ </text:span><text:span text:style-name="T36">digit restNum</text:span></text:p>
        </text:list-item>
        <text:list-item>
          <text:p text:style-name="P32"><text:span text:style-name="T36">restNum </text:span><text:span text:style-name="T35">→ </text:span><text:span text:style-name="T36">ε</text:span></text:p>
        </text:list-item>
        <text:list-item>
          <text:p text:style-name="P31"><text:s text:c="16"/>| digit</text:p>
        </text:list-item>
        <text:list-item>
          <text:p text:style-name="P33"><text:span text:style-name="T35">digit → </text:span><text:span text:style-name="T38">0</text:span><text:span text:style-name="T37"> | </text:span><text:span text:style-name="T38">1</text:span><text:span text:style-name="T37"> | </text:span><text:span text:style-name="T38">2</text:span><text:span text:style-name="T37"> | </text:span><text:span text:style-name="T38">3</text:span><text:span text:style-name="T37"> | </text:span><text:span text:style-name="T38">4</text:span><text:span text:style-name="T37"> | </text:span><text:span text:style-name="T38">5</text:span><text:span text:style-name="T37"> | </text:span><text:span text:style-name="T38">6</text:span><text:span text:style-name="T37"> | </text:span><text:span text:style-name="T38">7</text:span><text:span text:style-name="T37"> | </text:span><text:span text:style-name="T38">8</text:span><text:span text:style-name="T37"> | </text:span><text:span text:style-name="T38">9</text:span></text:p>
        </text:list-item>
      </text:list>
      <text:p text:style-name="P12"><text:soft-page-break/></text:p>
      <text:p text:style-name="P7"/>
      <text:p text:style-name="P8">Part <text:s/>is divide in two tasks:</text:p>
      <text:p text:style-name="P8"/>
      <text:list xml:id="list1731709057" text:style-name="L3">
        <text:list-item>
          <text:p text:style-name="P40"><text:span text:style-name="T12">For practice, you can write the FIRST+ &amp; FOLLOW sets for the LL(1) version of the above </text:span><text:span text:style-name="T1">grammar. In the end you will summarize them in a single lookahead table (include a row for </text:span><text:span text:style-name="T15">every derivation in your final grammar). This part will not be graded.</text:span></text:p>
        </text:list-item>
      </text:list>
      <text:p text:style-name="P4"><text:span text:style-name="T15"/></text:p>
      <text:p text:style-name="P4"><text:span text:style-name="T15"/></text:p>
      <text:p text:style-name="P45"><text:span text:style-name="T15"><text:tab/></text:span><text:span text:style-name="T33">FOLLOW SETS:</text:span></text:p>
      <text:p text:style-name="P27"/>
      <text:list xml:id="list2588581147" text:style-name="L5">
        <text:list-item>
          <text:p text:style-name="P37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38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39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39"><text:span text:style-name="T1">FOLLOW(restTerm) = FOLLOW(term) = {+, -, </text:span><text:span text:style-name="T7">), </text:span><text:span text:style-name="T1">$}</text:span></text:p>
        </text:list-item>
        <text:list-item>
          <text:p text:style-name="P39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39"><text:span text:style-name="T1">FOLLOW(num) = FOLLOW(par) = {*, /, +, -, </text:span><text:span text:style-name="T8">),</text:span><text:span text:style-name="T1"> $}</text:span></text:p>
        </text:list-item>
        <text:list-item>
          <text:p text:style-name="P39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39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24"/>
      <text:p text:style-name="P24"><text:span text:style-name="T15"/></text:p>
      <text:p text:style-name="P10"/>
      <text:p text:style-name="P4"><text:span text:style-name="T15"><text:tab/></text:span><text:span text:style-name="T32">FIRST+ </text:span><text:span text:style-name="T33">SETS:</text:span></text:p>
      <text:p text:style-name="P11"/>
      <text:list xml:id="list3963368953" text:style-name="L4">
        <text:list-item>
          <text:p text:style-name="P41"><text:span text:style-name="T16">FIRST+(#1) = </text:span><text:span text:style-name="T18">FIRST(#1) = </text:span><text:span text:style-name="T17">{0, 1, 2, 3, 4, 5, 6, 7, 8, 9, ( </text:span><text:span text:style-name="T18">}</text:span></text:p>
        </text:list-item>
        <text:list-item>
          <text:p text:style-name="P42"><text:span text:style-name="T18">FIRST+(#2) = FIRST(#2) </text:span><text:span text:style-name="T34">U</text:span><text:span text:style-name="T19"> FOLLOW(restExp) = FOLLOW(exp) = </text:span><text:span text:style-name="T20">{</text:span><text:span text:style-name="T25">), </text:span><text:span text:style-name="T26">$</text:span><text:span text:style-name="T20">}</text:span></text:p>
        </text:list-item>
        <text:list-item>
          <text:p text:style-name="P43"><text:span text:style-name="T20">FIRST+(#3) </text:span><text:span text:style-name="T21">= </text:span><text:span text:style-name="T18">FIRST(#</text:span><text:span text:style-name="T22">3</text:span><text:span text:style-name="T18">) </text:span><text:span text:style-name="T22">= {+}</text:span></text:p>
        </text:list-item>
        <text:list-item>
          <text:p text:style-name="P43"><text:span text:style-name="T18">FIRST</text:span><text:span text:style-name="T22">+</text:span><text:span text:style-name="T18">(#</text:span><text:span text:style-name="T22">4</text:span><text:span text:style-name="T18">) </text:span><text:span text:style-name="T22">= </text:span><text:span text:style-name="T18">FIRST(#</text:span><text:span text:style-name="T22">4</text:span><text:span text:style-name="T18">) </text:span><text:span text:style-name="T22">= {-}</text:span></text:p>
        </text:list-item>
        <text:list-item>
          <text:p text:style-name="P43"><text:span text:style-name="T18">FIRST</text:span><text:span text:style-name="T22">+</text:span><text:span text:style-name="T18">(#</text:span><text:span text:style-name="T22">5</text:span><text:span text:style-name="T18">) </text:span><text:span text:style-name="T22">= </text:span><text:span text:style-name="T18">FIRST(#</text:span><text:span text:style-name="T22">5</text:span><text:span text:style-name="T18">) </text:span><text:span text:style-name="T22">= </text:span><text:span text:style-name="T17">{0, 1, 2, 3, 4, 5, 6, 7, 8, 9, ( </text:span><text:span text:style-name="T18">}</text:span></text:p>
        </text:list-item>
        <text:list-item>
          <text:p text:style-name="P34">FIRST+(#6) = FIRST(#6) = <text:span text:style-name="T18">FIRST(#</text:span><text:span text:style-name="T14">6</text:span><text:span text:style-name="T18">) </text:span><text:span text:style-name="T34">U</text:span><text:span text:style-name="T19"> FOLLOW(</text:span><text:span text:style-name="T14">restTerm</text:span><text:span text:style-name="T19">) = FOLLOW(</text:span><text:span text:style-name="T14">term</text:span><text:span text:style-name="T19">) = </text:span><text:span text:style-name="T24">FIRST(restExp) U </text:span><text:span text:style-name="T19">FOLLOW(restExp) </text:span><text:span text:style-name="T28">U FOLLOW(exp) </text:span><text:span text:style-name="T24">= {+, -}</text:span><text:span text:style-name="T19"> </text:span><text:span text:style-name="T23">U </text:span><text:span text:style-name="T19">FOLLOW(</text:span><text:span text:style-name="T23">e</text:span><text:span text:style-name="T19">xp) </text:span><text:span text:style-name="T23">= </text:span><text:span text:style-name="T24">{+, -} U </text:span><text:span text:style-name="T28">{), $}</text:span><text:span text:style-name="T23"> = {</text:span><text:span text:style-name="T24">+, -, </text:span><text:span text:style-name="T25">), </text:span><text:span text:style-name="T27">$</text:span><text:span text:style-name="T23">}</text:span></text:p>
        </text:list-item>
        <text:list-item>
          <text:p text:style-name="P25">FIRST+(#7) = FIRST(#7) = {*}</text:p>
        </text:list-item>
        <text:list-item>
          <text:p text:style-name="P25">FIRST+(#8) = FIRST(#8) = {/}</text:p>
        </text:list-item>
        <text:list-item>
          <text:p text:style-name="P25">FIRST+(#9) = FIRST(#9) = <text:s/>{(}</text:p>
        </text:list-item>
        <text:list-item>
          <text:p text:style-name="P35"><text:span text:style-name="T14">FIRST+(#10) = FIRST(#10) = {</text:span><text:span text:style-name="T17">0, 1, 2, 3, 4, 5, 6, 7, 8, 9</text:span><text:span text:style-name="T14">}</text:span></text:p>
        </text:list-item>
        <text:list-item>
          <text:p text:style-name="P35"><text:span text:style-name="T14">FIRST+(#11) = FIRST(#11) = {</text:span><text:span text:style-name="T17">0, 1, 2, 3, 4, 5, 6, 7, 8, 9</text:span><text:span text:style-name="T14">}</text:span></text:p>
        </text:list-item>
        <text:list-item>
          <text:p text:style-name="P36"><text:span text:style-name="T14">FIRST+(#12) = FIRST(#12) U FOLLOW(restNum) = FOLLOW(num) = FOLLOW(par) = </text:span><text:span text:style-name="T13">FIRST(restTerm) U FOLLOW(restTerm) U FOLLOW(term)</text:span><text:span text:style-name="T14"> = </text:span><text:span text:style-name="T29">{*, /} U FOLLOW(term)</text:span><text:span text:style-name="T19"> = </text:span><text:span text:style-name="T29">{*, /} </text:span><text:span text:style-name="T23">U </text:span><text:span text:style-name="T29">{+, -, ), $}</text:span><text:span text:style-name="T23">= {</text:span><text:span text:style-name="T29">*, /, +, -,</text:span><text:span text:style-name="T23"> </text:span><text:span text:style-name="T26">) ,</text:span><text:span text:style-name="T23">$}</text:span></text:p>
        </text:list-item>
        <text:list-item>
          <text:p text:style-name="P35"><text:span text:style-name="T23">F</text:span><text:span text:style-name="T14">IRST+(#13) = FIRST(#13) = {</text:span><text:span text:style-name="T17">0, 1, 2, 3, 4, 5, 6, 7, 8, 9</text:span><text:span text:style-name="T14">}</text:span></text:p>
        </text:list-item>
        <text:list-item>
          <text:p text:style-name="P35"><text:span text:style-name="T14">FIRST+(#14) = FIRST(#14) = {</text:span><text:span text:style-name="T17">0, 1, 2, 3, 4, 5, 6, 7, 8, 9</text:span><text:span text:style-name="T14">}</text:span></text:p>
        </text:list-item>
      </text:list>
      <text:p text:style-name="P26"/>
      <text:p text:style-name="P13"><text:soft-page-break/><text:span text:style-name="T14"><text:tab/></text:span><text:span text:style-name="T30">Σ = {0, 1, 2, 3, 4, 5, 6, 7, 8, 9, (, ), +, -, *, /, $}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{0,...9}</text:p>
          </table:table-cell>
          <table:table-cell table:style-name="Table1.A1" office:value-type="string">
            <text:p text:style-name="P48">(</text:p>
          </table:table-cell>
          <table:table-cell table:style-name="Table1.A1" office:value-type="string">
            <text:p text:style-name="P48">)</text:p>
          </table:table-cell>
          <table:table-cell table:style-name="Table1.A1" office:value-type="string">
            <text:p text:style-name="P48">+ </text:p>
          </table:table-cell>
          <table:table-cell table:style-name="Table1.A1" office:value-type="string">
            <text:p text:style-name="P20">-</text:p>
          </table:table-cell>
          <table:table-cell table:style-name="Table1.A1" office:value-type="string">
            <text:p text:style-name="P20">*</text:p>
          </table:table-cell>
          <table:table-cell table:style-name="Table1.A1" office:value-type="string">
            <text:p text:style-name="P20">/</text:p>
          </table:table-cell>
          <table:table-cell table:style-name="Table1.A1" office:value-type="string">
            <text:p text:style-name="P49">$(EOF)</text:p>
          </table:table-cell>
          <table:table-cell table:style-name="Table1.J1" office:value-type="string">
            <text:p text:style-name="P50">S <text:span text:style-name="T41">ε</text:span><text:span text:style-name="T42"> Σ</text:span></text:p>
          </table:table-cell>
        </table:table-row>
        <table:table-row table:style-name="Table1.2">
          <table:table-cell table:style-name="Table1.A2" office:value-type="string">
            <text:p text:style-name="P18">exp</text:p>
          </table:table-cell>
          <table:table-cell table:style-name="Table1.A2" office:value-type="string">
            <text:p text:style-name="P19">#1</text:p>
          </table:table-cell>
          <table:table-cell table:style-name="Table1.A2" office:value-type="string">
            <text:p text:style-name="P51">#1</text:p>
          </table:table-cell>
          <table:table-cell table:style-name="Table1.A2" office:value-type="string">
            <text:p text:style-name="P51">error</text:p>
          </table:table-cell>
          <table:table-cell table:style-name="Table1.A2" office:value-type="string">
            <text:p text:style-name="P51">error</text:p>
          </table:table-cell>
          <table:table-cell table:style-name="Table1.A2" office:value-type="string">
            <text:p text:style-name="P51">error</text:p>
          </table:table-cell>
          <table:table-cell table:style-name="Table1.A2" office:value-type="string">
            <text:p text:style-name="P51">error</text:p>
          </table:table-cell>
          <table:table-cell table:style-name="Table1.A2" office:value-type="string">
            <text:p text:style-name="P51">error</text:p>
          </table:table-cell>
          <table:table-cell table:style-name="Table1.A2" office:value-type="string">
            <text:p text:style-name="P51">error</text:p>
          </table:table-cell>
          <table:table-cell table:style-name="Table1.J2" office:value-type="string">
            <text:p text:style-name="P51">error</text:p>
          </table:table-cell>
        </table:table-row>
        <table:table-row>
          <table:table-cell table:style-name="Table1.A2" office:value-type="string">
            <text:p text:style-name="P18">restExp</text:p>
          </table:table-cell>
          <table:table-cell table:style-name="Table1.A2" office:value-type="string">
            <text:p text:style-name="P51"><text:span text:style-name="Emphasis"><text:span text:style-name="T45">error</text:span></text:span></text:p>
          </table:table-cell>
          <table:table-cell table:style-name="Table1.A2" office:value-type="string">
            <text:p text:style-name="P51"><text:span text:style-name="Emphasis"><text:span text:style-name="T45">error</text:span></text:span></text:p>
          </table:table-cell>
          <table:table-cell table:style-name="Table1.A2" office:value-type="string">
            <text:p text:style-name="P51">#2</text:p>
          </table:table-cell>
          <table:table-cell table:style-name="Table1.A2" office:value-type="string">
            <text:p text:style-name="P51">#3</text:p>
          </table:table-cell>
          <table:table-cell table:style-name="Table1.A2" office:value-type="string">
            <text:p text:style-name="P51">#4</text:p>
          </table:table-cell>
          <table:table-cell table:style-name="Table1.A2" office:value-type="string">
            <text:p text:style-name="P51"><text:span text:style-name="Emphasis"><text:span text:style-name="T45">error</text:span></text:span></text:p>
          </table:table-cell>
          <table:table-cell table:style-name="Table1.A2" office:value-type="string">
            <text:p text:style-name="P51"><text:span text:style-name="Emphasis"><text:span text:style-name="T45">error</text:span></text:span></text:p>
          </table:table-cell>
          <table:table-cell table:style-name="Table1.A2" office:value-type="string">
            <text:p text:style-name="P51">#2</text:p>
          </table:table-cell>
          <table:table-cell table:style-name="Table1.J2" office:value-type="string">
            <text:p text:style-name="P51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term</text:p>
          </table:table-cell>
          <table:table-cell table:style-name="Table1.A2" office:value-type="string">
            <text:p text:style-name="P55">#5</text:p>
          </table:table-cell>
          <table:table-cell table:style-name="Table1.A2" office:value-type="string">
            <text:p text:style-name="P55">#5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restTerm</text:p>
          </table:table-cell>
          <table:table-cell table:style-name="Table1.A2" office:value-type="string">
            <text:p text:style-name="P54">error</text:p>
          </table:table-cell>
          <table:table-cell table:style-name="Table1.A2" office:value-type="string">
            <text:p text:style-name="P54">error</text:p>
          </table:table-cell>
          <table:table-cell table:style-name="Table1.A2" office:value-type="string">
            <text:p text:style-name="P54">#6</text:p>
          </table:table-cell>
          <table:table-cell table:style-name="Table1.A2" office:value-type="string">
            <text:p text:style-name="P54">#6</text:p>
          </table:table-cell>
          <table:table-cell table:style-name="Table1.A2" office:value-type="string">
            <text:p text:style-name="P54">#6</text:p>
          </table:table-cell>
          <table:table-cell table:style-name="Table1.A2" office:value-type="string">
            <text:p text:style-name="P54">#7</text:p>
          </table:table-cell>
          <table:table-cell table:style-name="Table1.A2" office:value-type="string">
            <text:p text:style-name="P54">#8</text:p>
          </table:table-cell>
          <table:table-cell table:style-name="Table1.A2" office:value-type="string">
            <text:p text:style-name="P54">#6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par</text:p>
          </table:table-cell>
          <table:table-cell table:style-name="Table1.A2" office:value-type="string">
            <text:p text:style-name="P54">#10</text:p>
          </table:table-cell>
          <table:table-cell table:style-name="Table1.A2" office:value-type="string">
            <text:p text:style-name="P54">#9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num</text:p>
          </table:table-cell>
          <table:table-cell table:style-name="Table1.A2" office:value-type="string">
            <text:p text:style-name="P54">#11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restNum</text:p>
          </table:table-cell>
          <table:table-cell table:style-name="Table1.A2" office:value-type="string">
            <text:p text:style-name="P53">#13</text:p>
          </table:table-cell>
          <table:table-cell table:style-name="Table1.A2" office:value-type="string">
            <text:p text:style-name="P53">error</text:p>
          </table:table-cell>
          <table:table-cell table:style-name="Table1.A2" office:value-type="string">
            <text:p text:style-name="P53">#12</text:p>
          </table:table-cell>
          <table:table-cell table:style-name="Table1.A2" office:value-type="string">
            <text:p text:style-name="P53">#12</text:p>
          </table:table-cell>
          <table:table-cell table:style-name="Table1.A2" office:value-type="string">
            <text:p text:style-name="P53">#12</text:p>
          </table:table-cell>
          <table:table-cell table:style-name="Table1.A2" office:value-type="string">
            <text:p text:style-name="P53">#12</text:p>
          </table:table-cell>
          <table:table-cell table:style-name="Table1.A2" office:value-type="string">
            <text:p text:style-name="P53">#12</text:p>
          </table:table-cell>
          <table:table-cell table:style-name="Table1.A2" office:value-type="string">
            <text:p text:style-name="P53">#12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  <table:table-row>
          <table:table-cell table:style-name="Table1.A2" office:value-type="string">
            <text:p text:style-name="P18">digit</text:p>
          </table:table-cell>
          <table:table-cell table:style-name="Table1.A2" office:value-type="string">
            <text:p text:style-name="P53">#14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A2" office:value-type="string">
            <text:p text:style-name="P52"><text:span text:style-name="Emphasis"><text:span text:style-name="T45">error</text:span></text:span></text:p>
          </table:table-cell>
          <table:table-cell table:style-name="Table1.J2" office:value-type="string">
            <text:p text:style-name="P52"><text:span text:style-name="Emphasis"><text:span text:style-name="T45">error</text:span></text:span></text:p>
          </table:table-cell>
        </table:table-row>
      </table:table>
      <text:p text:style-name="P23"/>
      <text:p text:style-name="P23"/>
      <text:list xml:id="list192929260049749" text:continue-list="list1731709057" text:style-name="L3">
        <text:list-item>
          <text:p text:style-name="P40"><text:span text:style-name="T15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3-19T19:29:27.486180078</dc:date>
    <meta:editing-duration>PT2H2M9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3" meta:paragraph-count="151" meta:word-count="771" meta:character-count="3428" meta:non-whitespace-character-count="2714"/>
  </office:meta>
</office:document-meta>
</file>